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P21" style:parent-style-name="Normal" style:family="paragraph">
      <style:text-properties style:font-name="Times New Roman" fo:font-size="12pt" style:font-size-asian="12pt" style:font-size-complex="12pt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 fo:language="en" fo:country="US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Тема: дигитална инвентарна книга за библиотека</text:p>
      <text:p text:style-name="P2">Автори: Борислав Войнов и Венко Андреев</text:p>
      <text:p text:style-name="P3">Ръководител: Тодорка<text:s/>Трифонова</text:p>
      <text:p text:style-name="Normal"><text:span text:style-name="T4">Цели: Осигуряване на безплатна програма за дигитализация на инвентарните книги в библиотеките в градските и селските училищни библиотеки</text:span><text:span text:style-name="T5"><text:s/></text:span><text:span text:style-name="T6">.</text:span></text:p>
      <text:p text:style-name="Normal"><text:span text:style-name="T7">Предназначение: Улесняване на процеса на следене на книгите и тяхната наличност, като се премине от хартиен към дигитален вариант. Създава и удобство, защото може да се използва и на други компютри и не е нужно да носим със себе си голямо количество документи. Дигиталния вариант също спестява голямо количество хартия.</text:span></text:p>
      <text:p text:style-name="Normal"><text:span text:style-name="T8">Анализ на потребностите: Компютър с инсталиран<text:s/></text:span><text:span text:style-name="T9">windows 10<text:s/></text:span><text:span text:style-name="T10">и инсталиран<text:s/></text:span><text:span text:style-name="T11">python 3.11</text:span></text:p>
      <text:p text:style-name="Normal"><text:span text:style-name="T12">Съществуващи подобни решения</text:span><text:span text:style-name="T13">:<text:s/></text:span><text:span text:style-name="T14">Go library, Handy library, My library,<text:s/></text:span><text:span text:style-name="T15">Виком 72</text:span><text:span text:style-name="T16">,<text:s/></text:span><text:span text:style-name="T17">но са за андроид устройства и са за лична библиотека, а Виком72, която е за компютър не поддържа<text:s/></text:span><text:span text:style-name="T18">windows 10</text:span><text:span text:style-name="T19">.</text:span></text:p>
      <text:p text:style-name="P20">Етапи:</text:p>
      <text:p text:style-name="P21"><text:s/>1.Търсене на проблем</text:p>
      <text:p text:style-name="P22">2. Търсене на решение на проблема</text:p>
      <text:p text:style-name="P23">3. Реализиране на решението</text:p>
      <text:p text:style-name="P24">4. Предоставяме решението на групата, за която е предназначено.</text:p>
      <text:p text:style-name="P25"/>
      <text:p text:style-name="P26"/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udent</meta:initial-creator>
    <dc:creator>Ева Д. Стамова</dc:creator>
    <meta:creation-date>2024-06-06T12:23:00Z</meta:creation-date>
    <dc:date>2024-06-06T13:30:00Z</dc:date>
    <meta:template xlink:href="Normal.dotm" xlink:type="simple"/>
    <meta:editing-cycles>2</meta:editing-cycles>
    <meta:editing-duration>PT3240S</meta:editing-duration>
    <meta:document-statistic meta:page-count="1" meta:paragraph-count="2" meta:word-count="150" meta:character-count="1006" meta:row-count="7" meta:non-whitespace-character-count="858"/>
  </office:meta>
</office:document-meta>
</file>